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NexusChat - Realtime Distributed Chat System: Daily Roadmap</text:h>
      <text:h text:style-name="Heading_20_2" text:outline-level="2">📅 8-Week Master Plan (Adaptable)</text:h>
      <text:p text:style-name="Horizontal_20_Line"/>
      <text:h text:style-name="Heading_20_1" text:outline-level="1">🟢 Week 1–2: Foundation &amp; Core Chat</text:h>
      <text:h text:style-name="Heading_20_3" text:outline-level="3">Goal: Basic 1:1 messaging with WebSockets</text:h>
      <text:h text:style-name="Heading_20_3" text:outline-level="3">Day 1–2: Project Setup &amp; Basic Architecture</text:h>
      <text:list text:style-name="L1">
        <text:list-item>
          <text:p text:style-name="P1">Initialize project with monorepo structure (frontend + backend)</text:p>
        </text:list-item>
        <text:list-item>
          <text:p text:style-name="P1">Set up Node.js/Express backend with Socket.IO</text:p>
        </text:list-item>
        <text:list-item>
          <text:p text:style-name="P1">Create React/TypeScript frontend with Tailwind CSS</text:p>
        </text:list-item>
        <text:list-item>
          <text:p text:style-name="P1">Basic UI: Login, Chat list, Chat window</text:p>
        </text:list-item>
        <text:list-item>
          <text:p text:style-name="P1"><text:span text:style-name="Strong_20_Emphasis">Killer Feature Addition:</text:span> Dark/Light mode with system detection</text:p>
        </text:list-item>
      </text:list>
      <text:h text:style-name="Heading_20_3" text:outline-level="3">Day 3–4: Authentication &amp; User Management</text:h>
      <text:list text:style-name="L2">
        <text:list-item>
          <text:p text:style-name="P2">JWT-based authentication flow</text:p>
        </text:list-item>
        <text:list-item>
          <text:p text:style-name="P2">User registration/login (email/password + Google OAuth)</text:p>
        </text:list-item>
        <text:list-item>
          <text:p text:style-name="P2">User profile management</text:p>
        </text:list-item>
        <text:list-item>
          <text:p text:style-name="P2"><text:span text:style-name="Strong_20_Emphasis">Killer Feature:</text:span> Profile verification badges (blue checkmark system)</text:p>
        </text:list-item>
      </text:list>
      <text:h text:style-name="Heading_20_3" text:outline-level="3">Day 5–7: Real-time Messaging Core</text:h>
      <text:list text:style-name="L3">
        <text:list-item>
          <text:p text:style-name="P3">WebSocket connection management</text:p>
        </text:list-item>
        <text:list-item>
          <text:p text:style-name="P3">Send/receive messages in 1:1 chat</text:p>
        </text:list-item>
        <text:list-item>
          <text:p text:style-name="P3">Message persistence with PostgreSQL</text:p>
        </text:list-item>
        <text:list-item>
          <text:p text:style-name="P3">Basic message schema with timestamps</text:p>
        </text:list-item>
        <text:list-item>
          <text:p text:style-name="P3"><text:span text:style-name="Strong_20_Emphasis">Killer Feature:</text:span> Message status timeline (sent → delivered → read with timestamps)</text:p>
        </text:list-item>
      </text:list>
      <text:h text:style-name="Heading_20_3" text:outline-level="3">Day 8–10: Chat UI &amp; Experience</text:h>
      <text:list text:style-name="L4">
        <text:list-item>
          <text:p text:style-name="P4">Infinite scroll for message history</text:p>
        </text:list-item>
        <text:list-item>
          <text:p text:style-name="P4">Message timestamps formatting</text:p>
        </text:list-item>
        <text:list-item>
          <text:p text:style-name="P4">Emoji picker integration</text:p>
        </text:list-item>
        <text:list-item>
          <text:p text:style-name="P4"><text:span text:style-name="Strong_20_Emphasis">Killer Feature:</text:span> Smart reply suggestions (ML-based quick responses)</text:p>
        </text:list-item>
      </text:list>
      <text:h text:style-name="Heading_20_3" text:outline-level="3"><text:soft-page-break/>Day 11–14: Testing &amp; Polish</text:h>
      <text:list text:style-name="L5">
        <text:list-item>
          <text:p text:style-name="P5">Unit tests for critical functions</text:p>
        </text:list-item>
        <text:list-item>
          <text:p text:style-name="P5">End-to-end testing with Cypress</text:p>
        </text:list-item>
        <text:list-item>
          <text:p text:style-name="P5">Deploy to Vercel/Netlify (frontend) + Railway/Render (backend)</text:p>
        </text:list-item>
        <text:list-item>
          <text:p text:style-name="P5">Basic monitoring with console logs</text:p>
        </text:list-item>
      </text:list>
      <text:p text:style-name="Horizontal_20_Line"/>
      <text:h text:style-name="Heading_20_1" text:outline-level="1">🟡 Week 3–4: Advanced Real-time Features</text:h>
      <text:h text:style-name="Heading_20_3" text:outline-level="3">Goal: Production-ready chat experience</text:h>
      <text:h text:style-name="Heading_20_3" text:outline-level="3">Day 15–16: Group Chats</text:h>
      <text:list text:style-name="L6">
        <text:list-item>
          <text:p text:style-name="P6">Create/join group chats</text:p>
        </text:list-item>
        <text:list-item>
          <text:p text:style-name="P6">Group admin controls</text:p>
        </text:list-item>
        <text:list-item>
          <text:p text:style-name="P6">Add/remove members</text:p>
        </text:list-item>
        <text:list-item>
          <text:p text:style-name="P6"><text:span text:style-name="Strong_20_Emphasis">Killer Feature:</text:span> Group roles (Admin, Moderator, Member with permissions)</text:p>
        </text:list-item>
      </text:list>
      <text:h text:style-name="Heading_20_3" text:outline-level="3">Day 17–18: Presence System</text:h>
      <text:list text:style-name="L7">
        <text:list-item>
          <text:p text:style-name="P7">Online/offline status</text:p>
        </text:list-item>
        <text:list-item>
          <text:p text:style-name="P7">Last seen tracking</text:p>
        </text:list-item>
        <text:list-item>
          <text:p text:style-name="P7">Typing indicators</text:p>
        </text:list-item>
        <text:list-item>
          <text:p text:style-name="P7"><text:span text:style-name="Strong_20_Emphasis">Killer Feature:</text:span> "Active Now" with activity status (Typing, Online, Idle, Offline)</text:p>
        </text:list-item>
      </text:list>
      <text:h text:style-name="Heading_20_3" text:outline-level="3">Day 19–20: Message Enhancements</text:h>
      <text:list text:style-name="L8">
        <text:list-item>
          <text:p text:style-name="P8">Read receipts (double checkmarks)</text:p>
        </text:list-item>
        <text:list-item>
          <text:p text:style-name="P8">Message reactions (emojis)</text:p>
        </text:list-item>
        <text:list-item>
          <text:p text:style-name="P8">Edit/delete messages</text:p>
        </text:list-item>
        <text:list-item>
          <text:p text:style-name="P8"><text:span text:style-name="Strong_20_Emphasis">Killer Feature:</text:span> Message threading (reply to specific messages)</text:p>
        </text:list-item>
      </text:list>
      <text:h text:style-name="Heading_20_3" text:outline-level="3">Day 21–22: File Sharing &amp; Media</text:h>
      <text:list text:style-name="L9">
        <text:list-item>
          <text:p text:style-name="P9">Image/file upload with preview</text:p>
        </text:list-item>
        <text:list-item>
          <text:p text:style-name="P9">Drag-and-drop support</text:p>
        </text:list-item>
        <text:list-item>
          <text:p text:style-name="P9">Media gallery per chat</text:p>
        </text:list-item>
        <text:list-item>
          <text:p text:style-name="P9"><text:span text:style-name="Strong_20_Emphasis">Killer Feature:</text:span> Smart media compression (auto-resize images, optimize files)</text:p>
        </text:list-item>
      </text:list>
      <text:h text:style-name="Heading_20_3" text:outline-level="3"><text:soft-page-break/>Day 23–25: Search &amp; Organization</text:h>
      <text:list text:style-name="L10">
        <text:list-item>
          <text:p text:style-name="P10">Full-text message search</text:p>
        </text:list-item>
        <text:list-item>
          <text:p text:style-name="P10">Search within conversations</text:p>
        </text:list-item>
        <text:list-item>
          <text:p text:style-name="P10">Star important messages</text:p>
        </text:list-item>
        <text:list-item>
          <text:p text:style-name="P10"><text:span text:style-name="Strong_20_Emphasis">Killer Feature:</text:span> AI-powered search ("Find that pizza place John mentioned last week")</text:p>
        </text:list-item>
      </text:list>
      <text:h text:style-name="Heading_20_3" text:outline-level="3">Day 26–28: Notifications</text:h>
      <text:list text:style-name="L11">
        <text:list-item>
          <text:p text:style-name="P11">Browser push notifications</text:p>
        </text:list-item>
        <text:list-item>
          <text:p text:style-name="P11">Email notifications for mentions</text:p>
        </text:list-item>
        <text:list-item>
          <text:p text:style-name="P11">Notification preferences</text:p>
        </text:list-item>
        <text:list-item>
          <text:p text:style-name="P11"><text:span text:style-name="Strong_20_Emphasis">Killer Feature:</text:span> Smart notification grouping (bundle similar notifications)</text:p>
        </text:list-item>
      </text:list>
      <text:p text:style-name="Horizontal_20_Line"/>
      <text:h text:style-name="Heading_20_1" text:outline-level="1">🔵 Week 5–6: Scalability &amp; Distribution</text:h>
      <text:h text:style-name="Heading_20_3" text:outline-level="3">Goal: Handle 10,000+ concurrent connections</text:h>
      <text:h text:style-name="Heading_20_3" text:outline-level="3">Day 29–30: Multi-Server Setup</text:h>
      <text:list text:style-name="L12">
        <text:list-item>
          <text:p text:style-name="P12">Run multiple Socket.IO server instances</text:p>
        </text:list-item>
        <text:list-item>
          <text:p text:style-name="P12">Configure Redis adapter for Socket.IO</text:p>
        </text:list-item>
        <text:list-item>
          <text:p text:style-name="P12"><text:span text:style-name="Strong_20_Emphasis">Killer Feature:</text:span> Zero-downtime server switching (seamless reconnection)</text:p>
        </text:list-item>
      </text:list>
      <text:h text:style-name="Heading_20_3" text:outline-level="3">Day 31–32: Load Balancer Configuration</text:h>
      <text:list text:style-name="L13">
        <text:list-item>
          <text:p text:style-name="P13">Set up Nginx with WebSocket support</text:p>
        </text:list-item>
        <text:list-item>
          <text:p text:style-name="P13">Load balancing configuration</text:p>
        </text:list-item>
        <text:list-item>
          <text:p text:style-name="P13">SSL termination</text:p>
        </text:list-item>
        <text:list-item>
          <text:p text:style-name="P13"><text:span text:style-name="Strong_20_Emphasis">Killer Feature:</text:span> Geographic load balancing (route users to nearest server)</text:p>
        </text:list-item>
      </text:list>
      <text:h text:style-name="Heading_20_3" text:outline-level="3">Day 33–34: Message Queue System</text:h>
      <text:list text:style-name="L14">
        <text:list-item>
          <text:p text:style-name="P14">Implement RabbitMQ/Kafka for async processing</text:p>
        </text:list-item>
        <text:list-item>
          <text:p text:style-name="P14">Offline message queue</text:p>
        </text:list-item>
        <text:list-item>
          <text:p text:style-name="P14"><text:span text:style-name="Strong_20_Emphasis">Killer Feature:</text:span> Priority messaging (important messages delivered first)</text:p>
        </text:list-item>
      </text:list>
      <text:h text:style-name="Heading_20_3" text:outline-level="3">Day 35–36: Database Sharding Design</text:h>
      <text:list text:style-name="L15">
        <text:list-item>
          <text:p text:style-name="P15">Shard messages by user ID</text:p>
        </text:list-item>
        <text:list-item>
          <text:p text:style-name="P15">Implement database connection pooling</text:p>
        </text:list-item>
        <text:list-item>
          <text:p text:style-name="P15"><text:soft-page-break/><text:span text:style-name="Strong_20_Emphasis">Killer Feature:</text:span> Automatic shard rebalancing (when shards get too large)</text:p>
        </text:list-item>
      </text:list>
      <text:h text:style-name="Heading_20_3" text:outline-level="3">Day 37–39: Caching Strategy</text:h>
      <text:list text:style-name="L16">
        <text:list-item>
          <text:p text:style-name="P16">Redis caching for frequent data</text:p>
        </text:list-item>
        <text:list-item>
          <text:p text:style-name="P16">Cache invalidation strategy</text:p>
        </text:list-item>
        <text:list-item>
          <text:p text:style-name="P16"><text:span text:style-name="Strong_20_Emphasis">Killer Feature:</text:span> Predictive caching (pre-cache likely needed data)</text:p>
        </text:list-item>
      </text:list>
      <text:h text:style-name="Heading_20_3" text:outline-level="3">Day 40–42: Session Management</text:h>
      <text:list text:style-name="L17">
        <text:list-item>
          <text:p text:style-name="P17">Distributed session store</text:p>
        </text:list-item>
        <text:list-item>
          <text:p text:style-name="P17">Multi-device session handling</text:p>
        </text:list-item>
        <text:list-item>
          <text:p text:style-name="P17"><text:span text:style-name="Strong_20_Emphasis">Killer Feature:</text:span> Device management dashboard (see/remove active sessions)</text:p>
        </text:list-item>
      </text:list>
      <text:p text:style-name="Horizontal_20_Line"/>
      <text:h text:style-name="Heading_20_1" text:outline-level="1">🟣 Week 7: Advanced Killer Features</text:h>
      <text:h text:style-name="Heading_20_3" text:outline-level="3">Goal: Stand out from typical chat apps</text:h>
      <text:h text:style-name="Heading_20_3" text:outline-level="3">Day 43–44: End-to-End Encryption (Optional but Impressive)</text:h>
      <text:list text:style-name="L18">
        <text:list-item>
          <text:p text:style-name="P18">Implement Signal protocol basics</text:p>
        </text:list-item>
        <text:list-item>
          <text:p text:style-name="P18">Encrypt/decrypt messages client-side</text:p>
        </text:list-item>
        <text:list-item>
          <text:p text:style-name="P18">Key exchange management</text:p>
        </text:list-item>
        <text:list-item>
          <text:p text:style-name="P18"><text:span text:style-name="Strong_20_Emphasis">Killer Feature:</text:span> Self-destructing messages (disappear after reading)</text:p>
        </text:list-item>
      </text:list>
      <text:h text:style-name="Heading_20_3" text:outline-level="3">Day 45–46: Collaborative Features</text:h>
      <text:list text:style-name="L19">
        <text:list-item>
          <text:p text:style-name="P19">Shared whiteboard in chat</text:p>
        </text:list-item>
        <text:list-item>
          <text:p text:style-name="P19">Collaborative document editing</text:p>
        </text:list-item>
        <text:list-item>
          <text:p text:style-name="P19"><text:span text:style-name="Strong_20_Emphasis">Killer Feature:</text:span> Code snippet sharing with syntax highlighting &amp; execution</text:p>
        </text:list-item>
      </text:list>
      <text:h text:style-name="Heading_20_3" text:outline-level="3">Day 47–48: Bots &amp; Automation</text:h>
      <text:list text:style-name="L20">
        <text:list-item>
          <text:p text:style-name="P20">Bot API framework</text:p>
        </text:list-item>
        <text:list-item>
          <text:p text:style-name="P20">Create chatbot for common tasks</text:p>
        </text:list-item>
        <text:list-item>
          <text:p text:style-name="P20"><text:span text:style-name="Strong_20_Emphasis">Killer Feature:</text:span> NexusBot (AI assistant that can summarize conversations, set reminders, answer questions)</text:p>
        </text:list-item>
      </text:list>
      <text:h text:style-name="Heading_20_3" text:outline-level="3">Day 49–50: Voice/Video Integration</text:h>
      <text:list text:style-name="L21">
        <text:list-item>
          <text:p text:style-name="P21">WebRTC for peer-to-peer calls</text:p>
        </text:list-item>
        <text:list-item>
          <text:p text:style-name="P21">Screen sharing</text:p>
        </text:list-item>
        <text:list-item>
          <text:p text:style-name="P21"><text:soft-page-break/><text:span text:style-name="Strong_20_Emphasis">Killer Feature:</text:span> "Drop-in" audio rooms (like Clubhouse/Twitter Spaces)</text:p>
        </text:list-item>
      </text:list>
      <text:p text:style-name="Horizontal_20_Line"/>
      <text:h text:style-name="Heading_20_1" text:outline-level="1">🔴 Week 8: Production &amp; Monitoring</text:h>
      <text:h text:style-name="Heading_20_3" text:outline-level="3">Goal: Production-ready with observability</text:h>
      <text:h text:style-name="Heading_20_3" text:outline-level="3">Day 51–52: Monitoring Dashboard</text:h>
      <text:list text:style-name="L22">
        <text:list-item>
          <text:p text:style-name="P22">Real-time metrics display</text:p>
        </text:list-item>
        <text:list-item>
          <text:p text:style-name="P22">Server health monitoring</text:p>
        </text:list-item>
        <text:list-item>
          <text:p text:style-name="P22"><text:span text:style-name="Strong_20_Emphasis">Killer Feature:</text:span> Live connection map (visualize users connecting globally)</text:p>
        </text:list-item>
      </text:list>
      <text:h text:style-name="Heading_20_3" text:outline-level="3">Day 53–54: Alerting &amp; Logging</text:h>
      <text:list text:style-name="L23">
        <text:list-item>
          <text:p text:style-name="P23">Set up structured logging</text:p>
        </text:list-item>
        <text:list-item>
          <text:p text:style-name="P23">Alerting for critical issues</text:p>
        </text:list-item>
        <text:list-item>
          <text:p text:style-name="P23"><text:span text:style-name="Strong_20_Emphasis">Killer Feature:</text:span> Anomaly detection (auto-alert on unusual traffic patterns)</text:p>
        </text:list-item>
      </text:list>
      <text:h text:style-name="Heading_20_3" text:outline-level="3">Day 55–56: Load Testing &amp; Optimization</text:h>
      <text:list text:style-name="L24">
        <text:list-item>
          <text:p text:style-name="P24">Load test with Artillery/Locust</text:p>
        </text:list-item>
        <text:list-item>
          <text:p text:style-name="P24">Optimize database queries</text:p>
        </text:list-item>
        <text:list-item>
          <text:p text:style-name="P24"><text:span text:style-name="Strong_20_Emphasis">Killer Feature:</text:span> Auto-scaling demonstration (show servers scaling under load)</text:p>
        </text:list-item>
      </text:list>
      <text:h text:style-name="Heading_20_3" text:outline-level="3">Day 57–58: Documentation</text:h>
      <text:list text:style-name="L25">
        <text:list-item>
          <text:p text:style-name="P25">API documentation with Swagger</text:p>
        </text:list-item>
        <text:list-item>
          <text:p text:style-name="P25">Architecture decision records (ADRs)</text:p>
        </text:list-item>
        <text:list-item>
          <text:p text:style-name="P25"><text:span text:style-name="Strong_20_Emphasis">Killer Feature:</text:span> Interactive architecture diagram (click to see details)</text:p>
        </text:list-item>
      </text:list>
      <text:h text:style-name="Heading_20_3" text:outline-level="3">Day 59–60: Final Polish &amp; Presentation</text:h>
      <text:list text:style-name="L26">
        <text:list-item>
          <text:p text:style-name="P26">Create demo video</text:p>
        </text:list-item>
        <text:list-item>
          <text:p text:style-name="P26">Prepare interview talking points</text:p>
        </text:list-item>
        <text:list-item>
          <text:p text:style-name="P26">Update resume with metrics</text:p>
        </text:list-item>
        <text:list-item>
          <text:p text:style-name="P26"><text:span text:style-name="Strong_20_Emphasis">Killer Feature:</text:span> Live demo environment (interviewers can try it themselves)</text:p>
        </text:list-item>
      </text:list>
      <text:p text:style-name="Horizontal_20_Line"/>
      <text:h text:style-name="Heading_20_1" text:outline-level="1">🎯 Weekly Focus Areas</text:h>
      <text:list text:style-name="L27">
        <text:list-item>
          <text:p text:style-name="P27">Week 1: Make it work - Basic messaging</text:p>
        </text:list-item>
        <text:list-item>
          <text:p text:style-name="P27"><text:soft-page-break/>Week 2: Make it right - Reliable &amp; tested</text:p>
        </text:list-item>
        <text:list-item>
          <text:p text:style-name="P27">Week 3: Make it feature-rich - User experience</text:p>
        </text:list-item>
        <text:list-item>
          <text:p text:style-name="P27">Week 4: Make it seamless - Real-time features</text:p>
        </text:list-item>
        <text:list-item>
          <text:p text:style-name="P27">Week 5: Make it scalable - Multiple servers</text:p>
        </text:list-item>
        <text:list-item>
          <text:p text:style-name="P27">Week 6: Make it robust - Fault tolerance</text:p>
        </text:list-item>
        <text:list-item>
          <text:p text:style-name="P27">Week 7: Make it unique - Killer features</text:p>
        </text:list-item>
        <text:list-item>
          <text:p text:style-name="P27">Week 8: Make it production-ready - Monitoring &amp; docs</text:p>
        </text:list-item>
      </text:list>
      <text:p text:style-name="Horizontal_20_Line"/>
      <text:h text:style-name="Heading_20_1" text:outline-level="1">📊 Success Metrics to Track</text:h>
      <text:list text:style-name="L28">
        <text:list-item>
          <text:p text:style-name="P28">Latency: Message delivery &lt; 100ms (p99)</text:p>
        </text:list-item>
        <text:list-item>
          <text:p text:style-name="P28">Concurrency: Support 10,000+ simultaneous connections</text:p>
        </text:list-item>
        <text:list-item>
          <text:p text:style-name="P28">Reliability: 99.9% uptime</text:p>
        </text:list-item>
        <text:list-item>
          <text:p text:style-name="P28">Scalability: Add servers without downtime</text:p>
        </text:list-item>
        <text:list-item>
          <text:p text:style-name="P28">User Experience: All features work across devices</text:p>
        </text:list-item>
      </text:list>
      <text:p text:style-name="Horizontal_20_Line"/>
      <text:h text:style-name="Heading_20_1" text:outline-level="1">💡 Pro Tips for Each Phase</text:h>
      <text:list text:style-name="L29">
        <text:list-item>
          <text:p text:style-name="P29">Start Simple: Get basic chat working before adding complexity</text:p>
        </text:list-item>
        <text:list-item>
          <text:p text:style-name="P29">Test Continuously: Write tests as you build</text:p>
        </text:list-item>
        <text:list-item>
          <text:p text:style-name="P29">Document Decisions: Keep an architecture decision log</text:p>
        </text:list-item>
        <text:list-item>
          <text:p text:style-name="P29">Measure Everything: Implement metrics from day 1</text:p>
        </text:list-item>
        <text:list-item>
          <text:p text:style-name="P29">Build Visually: Create diagrams as you architect</text:p>
        </text:list-item>
      </text:list>
      <text:p text:style-name="Horizontal_20_Line"/>
      <text:h text:style-name="Heading_20_1" text:outline-level="1">🚨 Critical Milestones</text:h>
      <text:list text:style-name="L30">
        <text:list-item>
          <text:p text:style-name="P30">End of Week 2: Basic chat working &amp; deployed</text:p>
        </text:list-item>
        <text:list-item>
          <text:p text:style-name="P30">End of Week 4: All real-time features complete</text:p>
        </text:list-item>
        <text:list-item>
          <text:p text:style-name="P30">End of Week 6: Multi-server system handling load</text:p>
        </text:list-item>
        <text:list-item>
          <text:p text:style-name="P30">End of Week 8: Complete system with monitoring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0T09:27:45.795280501</meta:creation-date>
    <dc:date>2026-01-30T09:28:07.044886952</dc:date>
    <meta:editing-duration>PT22S</meta:editing-duration>
    <meta:editing-cycles>1</meta:editing-cycles>
    <meta:document-statistic meta:table-count="0" meta:image-count="0" meta:object-count="0" meta:page-count="6" meta:paragraph-count="158" meta:word-count="1013" meta:character-count="6381" meta:non-whitespace-character-count="5671"/>
    <meta:generator>LibreOffice/25.8.4.2$Linux_X86_64 LibreOffice_project/580$Build-2</meta:generator>
  </office:meta>
</office:document-meta>
</file>